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AA000004ED4B199368335A30C6.png" manifest:media-type="image/png"/>
  <manifest:file-entry manifest:full-path="Pictures/1000020100000338000000146631CAFEEAB42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1.687cm"/>
    </style:style>
    <style:style style:name="gr3" style:family="graphic" style:parent-style-name="standard">
      <style:graphic-properties draw:stroke="none" svg:stroke-color="#000000" draw:fill="none" draw:fill-color="#ffffff" fo:min-height="2.5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fill-image-width="0cm" draw:fill-image-height="0cm"/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P3" style:family="paragraph">
      <loext:graphic-properties draw:fill="none" draw:fill-color="#ffffff"/>
      <style:text-properties style:font-name="Bahnschrift" fo:font-size="28pt" style:font-size-asian="28pt" style:font-size-complex="28pt"/>
    </style:style>
    <style:style style:name="T1" style:family="text"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T2" style:family="text">
      <style:text-properties style:font-name="Bahnschrif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1" draw:text-style-name="P1" draw:layer="layout" svg:width="27.999cm" svg:height="9.404cm" svg:x="0.001cm" svg:y="0.196cm">
          <draw:image xlink:href="Pictures/1000020100000EAA000004ED4B199368335A30C6.png" xlink:type="simple" xlink:show="embed" xlink:actuate="onLoad">
            <text:p/>
          </draw:image>
        </draw:frame>
        <draw:frame draw:style-name="gr2" draw:text-style-name="P2" draw:layer="layout" svg:width="11.6cm" svg:height="1.937cm" svg:x="17.8cm" svg:y="14.261cm">
          <draw:text-box>
            <text:p><text:span text:style-name="T1">Automatic Annotations</text:span></text:p>
          </draw:text-box>
        </draw:frame>
        <draw:frame draw:style-name="gr3" draw:text-style-name="P3" draw:layer="layout" svg:width="10.8cm" svg:height="2.801cm" svg:x="9.2cm" svg:y="11.1cm">
          <draw:text-box>
            <text:p><text:span text:style-name="T2">Plugin: classph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39:13.470000000</dc:date>
    <meta:editing-duration>PT59M50S</meta:editing-duration>
    <meta:editing-cycles>14</meta:editing-cycles>
    <meta:generator>LibreOffice/5.3.6.1$Windows_x86 LibreOffice_project/686f202eff87ef707079aeb7f485847613344eb7</meta:generator>
    <meta:document-statistic meta:object-count="4"/>
  </office:meta>
</office:document-meta>
</file>